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2608c" officeooo:paragraph-rsid="0012608c" style:font-weight-asian="bold" style:font-weight-complex="bold"/>
    </style:style>
    <style:style style:name="P3" style:family="paragraph" style:parent-style-name="Standard">
      <style:text-properties fo:font-weight="bold" officeooo:rsid="002a01ee" officeooo:paragraph-rsid="002a01ee" style:font-weight-asian="bold" style:font-weight-complex="bold"/>
    </style:style>
    <style:style style:name="P4" style:family="paragraph" style:parent-style-name="Standard">
      <style:text-properties fo:font-weight="bold" officeooo:rsid="002b8290" officeooo:paragraph-rsid="002b8290" style:font-weight-asian="bold" style:font-weight-complex="bold"/>
    </style:style>
    <style:style style:name="P5" style:family="paragraph" style:parent-style-name="Standard">
      <style:text-properties fo:font-weight="bold" officeooo:rsid="0031c26e" officeooo:paragraph-rsid="0031c26e" style:font-weight-asian="bold" style:font-weight-complex="bold"/>
    </style:style>
    <style:style style:name="P6" style:family="paragraph" style:parent-style-name="Standard">
      <style:text-properties fo:font-weight="bold" officeooo:rsid="00385358" officeooo:paragraph-rsid="00385358" style:font-weight-asian="bold" style:font-weight-complex="bold"/>
    </style:style>
    <style:style style:name="P7" style:family="paragraph" style:parent-style-name="Standard">
      <style:text-properties fo:font-weight="bold" officeooo:rsid="00668418" officeooo:paragraph-rsid="005a0209" style:font-weight-asian="bold" style:font-weight-complex="bold"/>
    </style:style>
    <style:style style:name="P8" style:family="paragraph" style:parent-style-name="Standard">
      <style:text-properties fo:font-weight="bold" officeooo:rsid="0057130b" officeooo:paragraph-rsid="00835953" style:font-weight-asian="bold" style:font-weight-complex="bold"/>
    </style:style>
    <style:style style:name="P9" style:family="paragraph" style:parent-style-name="Standard">
      <style:text-properties fo:font-weight="bold" officeooo:rsid="008c1252" officeooo:paragraph-rsid="008c1252" style:font-weight-asian="bold" style:font-weight-complex="bold"/>
    </style:style>
    <style:style style:name="P10" style:family="paragraph" style:parent-style-name="Standard">
      <style:text-properties fo:font-weight="bold" officeooo:rsid="006e6227" officeooo:paragraph-rsid="00835953" style:font-weight-asian="bold" style:font-weight-complex="bold"/>
    </style:style>
    <style:style style:name="P11" style:family="paragraph" style:parent-style-name="Standard">
      <style:text-properties fo:font-weight="bold" officeooo:rsid="0077a3f5" officeooo:paragraph-rsid="0077a3f5" style:font-weight-asian="bold" style:font-weight-complex="bold"/>
    </style:style>
    <style:style style:name="P12" style:family="paragraph" style:parent-style-name="Standard">
      <style:text-properties officeooo:rsid="00668418" officeooo:paragraph-rsid="005a0209"/>
    </style:style>
    <style:style style:name="P13" style:family="paragraph" style:parent-style-name="Standard">
      <style:paragraph-properties fo:text-align="center" style:justify-single-word="false"/>
      <style:text-properties fo:color="#579d1c" fo:font-weight="bold" officeooo:rsid="002a01ee" officeooo:paragraph-rsid="002a01ee" style:font-weight-asian="bold" style:font-weight-complex="bold"/>
    </style:style>
    <style:style style:name="P14" style:family="paragraph" style:parent-style-name="Standard">
      <style:text-properties officeooo:rsid="007e2bc3" officeooo:paragraph-rsid="007e2bc3"/>
    </style:style>
    <style:style style:name="P15" style:family="paragraph" style:parent-style-name="Standard">
      <style:text-properties fo:font-size="10pt" fo:font-weight="normal" officeooo:rsid="008c1252" officeooo:paragraph-rsid="008c1252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6666ff" fo:font-size="10pt" fo:font-weight="normal" officeooo:rsid="002b8290" officeooo:paragraph-rsid="002b8290" style:font-size-asian="10pt" style:font-weight-asian="normal" style:font-size-complex="10pt" style:font-weight-complex="normal"/>
    </style:style>
    <style:style style:name="P17" style:family="paragraph" style:parent-style-name="Text_20_body">
      <style:text-properties fo:font-weight="bold" officeooo:rsid="00385358" officeooo:paragraph-rsid="00385358" style:font-weight-asian="bold" style:font-weight-complex="bold"/>
    </style:style>
    <style:style style:name="P18" style:family="paragraph" style:parent-style-name="Text_20_body">
      <style:text-properties fo:font-weight="bold" officeooo:rsid="002b8290" style:font-weight-asian="bold" style:font-weight-complex="bold"/>
    </style:style>
    <style:style style:name="P19" style:family="paragraph" style:parent-style-name="Text_20_body">
      <style:text-properties fo:font-weight="bold" officeooo:rsid="002b8290" officeooo:paragraph-rsid="004d6695" style:font-weight-asian="bold" style:font-weight-complex="bold"/>
    </style:style>
    <style:style style:name="P20" style:family="paragraph" style:parent-style-name="Text_20_body">
      <style:text-properties officeooo:paragraph-rsid="007a3eb0"/>
    </style:style>
    <style:style style:name="P21" style:family="paragraph" style:parent-style-name="Text_20_body">
      <style:paragraph-properties fo:text-align="center" style:justify-single-word="false"/>
      <style:text-properties fo:font-size="21pt" fo:font-weight="bold" officeooo:rsid="00883b76" officeooo:paragraph-rsid="009f2515" fo:background-color="#99ff66" style:font-size-asian="21pt" style:font-weight-asian="bold" style:font-size-complex="21pt" style:font-weight-complex="bold"/>
    </style:style>
    <style:style style:name="P22" style:family="paragraph" style:parent-style-name="Text_20_body">
      <style:text-properties officeooo:paragraph-rsid="00a0602d"/>
    </style:style>
    <style:style style:name="P23" style:family="paragraph" style:parent-style-name="Preformatted_20_Text">
      <style:text-properties fo:font-weight="bold" officeooo:rsid="0031c26e" officeooo:paragraph-rsid="0031c26e" style:font-weight-asian="bold" style:font-weight-complex="bold"/>
    </style:style>
    <style:style style:name="P24" style:family="paragraph" style:parent-style-name="Preformatted_20_Text">
      <style:text-properties fo:font-weight="bold" officeooo:rsid="00385358" officeooo:paragraph-rsid="00385358" style:font-weight-asian="bold" style:font-weight-complex="bold"/>
    </style:style>
    <style:style style:name="P25" style:family="paragraph" style:parent-style-name="Preformatted_20_Text">
      <style:text-properties fo:font-weight="bold" officeooo:rsid="00385358" officeooo:paragraph-rsid="00910a00" style:font-weight-asian="bold" style:font-weight-complex="bold"/>
    </style:style>
    <style:style style:name="P26" style:family="paragraph" style:parent-style-name="Preformatted_20_Text">
      <style:text-properties officeooo:paragraph-rsid="00a0602d"/>
    </style:style>
    <style:style style:name="P27" style:family="paragraph" style:parent-style-name="Preformatted_20_Text">
      <style:paragraph-properties fo:margin-top="0cm" fo:margin-bottom="0.499cm" loext:contextual-spacing="false"/>
    </style:style>
    <style:style style:name="P28" style:family="paragraph" style:parent-style-name="Preformatted_20_Text">
      <style:paragraph-properties fo:margin-top="0cm" fo:margin-bottom="0.499cm" loext:contextual-spacing="false"/>
      <style:text-properties fo:font-weight="bold" officeooo:rsid="0012608c" style:font-weight-asian="bold" style:font-weight-complex="bold"/>
    </style:style>
    <style:style style:name="P29" style:family="paragraph" style:parent-style-name="Preformatted_20_Text">
      <style:paragraph-properties fo:margin-top="0cm" fo:margin-bottom="0.499cm" loext:contextual-spacing="false"/>
      <style:text-properties fo:font-weight="bold" officeooo:rsid="002b8290" officeooo:paragraph-rsid="004d6695" style:font-weight-asian="bold" style:font-weight-complex="bold"/>
    </style:style>
    <style:style style:name="P30" style:family="paragraph" style:parent-style-name="Preformatted_20_Text">
      <style:paragraph-properties fo:margin-top="0cm" fo:margin-bottom="0.499cm" loext:contextual-spacing="false"/>
      <style:text-properties fo:font-weight="bold" officeooo:rsid="002b8290" officeooo:paragraph-rsid="009edf80" style:font-weight-asian="bold" style:font-weight-complex="bold"/>
    </style:style>
    <style:style style:name="P31" style:family="paragraph" style:parent-style-name="Preformatted_20_Text">
      <style:paragraph-properties fo:margin-top="0cm" fo:margin-bottom="0.499cm" loext:contextual-spacing="false"/>
      <style:text-properties fo:font-weight="bold" officeooo:rsid="002b8290" officeooo:paragraph-rsid="00a0602d" style:font-weight-asian="bold" style:font-weight-complex="bold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a0602d"/>
    </style:style>
    <style:style style:name="P33" style:family="paragraph" style:parent-style-name="Heading_20_3">
      <style:paragraph-properties fo:margin-top="0cm" fo:margin-bottom="0.499cm" loext:contextual-spacing="false"/>
      <style:text-properties fo:font-weight="bold" officeooo:rsid="00668418" officeooo:paragraph-rsid="005a0209" style:font-weight-asian="bold" style:font-weight-complex="bold"/>
    </style:style>
    <style:style style:name="P34" style:family="paragraph" style:parent-style-name="Text_20_body">
      <style:paragraph-properties fo:margin-top="0cm" fo:margin-bottom="0.499cm" loext:contextual-spacing="false"/>
      <style:text-properties fo:font-weight="bold" officeooo:rsid="002b8290" officeooo:paragraph-rsid="00a0602d" style:font-weight-asian="bold" style:font-weight-complex="bold"/>
    </style:style>
    <style:style style:name="P35" style:family="paragraph" style:parent-style-name="Standard">
      <style:paragraph-properties fo:margin-top="0cm" fo:margin-bottom="0.499cm" loext:contextual-spacing="false" fo:text-align="center" style:justify-single-word="false"/>
      <style:text-properties style:use-window-font-color="true" fo:font-size="21pt" fo:font-weight="bold" officeooo:rsid="0057130b" officeooo:paragraph-rsid="005a0209" fo:background-color="#99ff66" style:font-size-asian="21pt" style:font-weight-asian="bold" style:font-size-complex="21pt" style:font-weight-complex="bold"/>
    </style:style>
    <style:style style:name="P36" style:family="paragraph" style:parent-style-name="Standard">
      <style:paragraph-properties fo:margin-top="0cm" fo:margin-bottom="0.499cm" loext:contextual-spacing="false"/>
      <style:text-properties fo:font-weight="bold" officeooo:rsid="00668418" officeooo:paragraph-rsid="0078c69b" style:font-weight-asian="bold" style:font-weight-complex="bold"/>
    </style:style>
    <style:style style:name="P37" style:family="paragraph" style:parent-style-name="Text_20_body">
      <style:paragraph-properties fo:margin-left="1.27cm" fo:margin-right="1.27cm" fo:text-indent="0cm" style:auto-text-indent="false"/>
    </style:style>
    <style:style style:name="P38" style:family="paragraph" style:parent-style-name="Text_20_body">
      <style:paragraph-properties fo:margin-left="1.27cm" fo:margin-right="1.27cm" fo:text-indent="0cm" style:auto-text-indent="false"/>
      <style:text-properties officeooo:paragraph-rsid="00a2be1c"/>
    </style:style>
    <style:style style:name="P39" style:family="paragraph" style:parent-style-name="Text_20_body">
      <style:paragraph-properties fo:margin-left="0cm" fo:margin-right="1.27cm" fo:text-indent="0cm" style:auto-text-indent="false"/>
      <style:text-properties fo:font-weight="bold" officeooo:rsid="007a3eb0" officeooo:paragraph-rsid="007a3eb0" style:font-weight-asian="bold" style:font-weight-complex="bold"/>
    </style:style>
    <style:style style:name="P40" style:family="paragraph" style:parent-style-name="Heading_20_1">
      <style:text-properties fo:font-weight="bold" officeooo:rsid="002b8290" style:font-weight-asian="bold" style:font-weight-complex="bold"/>
    </style:style>
    <style:style style:name="P41" style:family="paragraph" style:parent-style-name="Heading_20_1">
      <style:text-properties fo:font-weight="bold" officeooo:rsid="002b8290" officeooo:paragraph-rsid="00a0602d" style:font-weight-asian="bold" style:font-weight-complex="bold"/>
    </style:style>
    <style:style style:name="P42" style:family="paragraph" style:parent-style-name="Heading_20_1">
      <style:text-properties fo:font-weight="bold" officeooo:rsid="00668418" officeooo:paragraph-rsid="007b7de3" style:font-weight-asian="bold" style:font-weight-complex="bold"/>
    </style:style>
    <style:style style:name="P43" style:family="paragraph" style:parent-style-name="Heading_20_1">
      <style:text-properties officeooo:paragraph-rsid="007a3eb0"/>
    </style:style>
    <style:style style:name="P44" style:family="paragraph" style:parent-style-name="Heading_20_1">
      <style:text-properties officeooo:paragraph-rsid="00a0602d"/>
    </style:style>
    <style:style style:name="P45" style:family="paragraph" style:parent-style-name="Text_20_body">
      <style:text-properties fo:font-size="12pt" fo:font-weight="bold" officeooo:rsid="00668418" officeooo:paragraph-rsid="007b7de3" style:font-size-asian="12pt" style:font-weight-asian="bold" style:font-size-complex="12pt" style:font-weight-complex="bold"/>
    </style:style>
    <style:style style:name="P46" style:family="paragraph" style:parent-style-name="Text_20_body">
      <style:text-properties fo:font-size="12pt" fo:font-weight="bold" officeooo:rsid="00b75c15" officeooo:paragraph-rsid="00b75c15" style:font-size-asian="12pt" style:font-weight-asian="bold" style:font-size-complex="12pt" style:font-weight-complex="bold"/>
    </style:style>
    <style:style style:name="T1" style:family="text">
      <style:text-properties officeooo:rsid="0046604a"/>
    </style:style>
    <style:style style:name="T2" style:family="text">
      <style:text-properties officeooo:rsid="00633b59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21pt" officeooo:rsid="00534fbf" style:font-size-asian="21pt" style:font-size-complex="21pt"/>
    </style:style>
    <style:style style:name="T5" style:family="text">
      <style:text-properties officeooo:rsid="006d2b30"/>
    </style:style>
    <style:style style:name="T6" style:family="text">
      <style:text-properties officeooo:rsid="006e622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b5f919" style:font-weight-asian="bold" style:font-weight-complex="bold"/>
    </style:style>
    <style:style style:name="T9" style:family="text">
      <style:text-properties officeooo:rsid="0078c69b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7a3eb0" style:font-size-asian="12pt" style:font-size-complex="12pt"/>
    </style:style>
    <style:style style:name="T12" style:family="text">
      <style:text-properties fo:font-size="12pt" officeooo:rsid="00910a00" style:font-size-asian="12pt" style:font-size-complex="12pt"/>
    </style:style>
    <style:style style:name="T13" style:family="text">
      <style:text-properties fo:font-size="12pt" officeooo:rsid="00936d9a" style:font-size-asian="12pt" style:font-size-complex="12pt"/>
    </style:style>
    <style:style style:name="T14" style:family="text">
      <style:text-properties officeooo:rsid="007a602f"/>
    </style:style>
    <style:style style:name="T15" style:family="text">
      <style:text-properties officeooo:rsid="007c972c"/>
    </style:style>
    <style:style style:name="T16" style:family="text">
      <style:text-properties officeooo:rsid="0085f0fc"/>
    </style:style>
    <style:style style:name="T17" style:family="text">
      <style:text-properties officeooo:rsid="0087cb50"/>
    </style:style>
    <style:style style:name="T18" style:family="text">
      <style:text-properties officeooo:rsid="008a1d9e"/>
    </style:style>
    <style:style style:name="T19" style:family="text">
      <style:text-properties fo:color="#6666ff"/>
    </style:style>
    <style:style style:name="T20" style:family="text">
      <style:text-properties fo:color="#6666ff" fo:font-weight="normal" style:font-weight-asian="normal" style:font-weight-complex="normal"/>
    </style:style>
    <style:style style:name="T21" style:family="text">
      <style:text-properties fo:color="#6666ff" fo:font-weight="normal" officeooo:rsid="003da4dc" style:font-weight-asian="normal" style:font-weight-complex="normal"/>
    </style:style>
    <style:style style:name="T22" style:family="text">
      <style:text-properties fo:color="#6666ff" officeooo:rsid="009edf80"/>
    </style:style>
    <style:style style:name="T23" style:family="text">
      <style:text-properties officeooo:rsid="008c1252"/>
    </style:style>
    <style:style style:name="T24" style:family="text">
      <style:text-properties officeooo:rsid="008cb076"/>
    </style:style>
    <style:style style:name="T25" style:family="text">
      <style:text-properties officeooo:rsid="008dce69"/>
    </style:style>
    <style:style style:name="T26" style:family="text">
      <style:text-properties style:use-window-font-color="true" fo:background-color="#99ff66" loext:char-shading-value="0"/>
    </style:style>
    <style:style style:name="T27" style:family="text">
      <style:text-properties officeooo:rsid="0095c27c"/>
    </style:style>
    <style:style style:name="T28" style:family="text">
      <style:text-properties officeooo:rsid="00a2be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3"><text:s/><text:span text:style-name="T3">Python - </text:span><text:span text:style-name="T4">Setup</text:span></text:p>
      <text:p text:style-name="P3"/>
      <text:p text:style-name="P3"/>
      <text:p text:style-name="P8"><text:span text:style-name="T5">Download the Python form the </text:span><text:a xlink:type="simple" xlink:href="https://www.python.org/downloads/" text:style-name="Internet_20_link" text:visited-style-name="Visited_20_Internet_20_Link">https://www.python.org/downloads/</text:a> , <text:span text:style-name="T6">But all Linux OS will have Python installed. </text:span></text:p>
      <text:p text:style-name="P8"/>
      <text:p text:style-name="P8"/>
      <text:p text:style-name="P10">For windows, we need to download from the website and install it. Open the command prompt and type python. All set to go.</text:p>
      <text:p text:style-name="P4"/>
      <text:p text:style-name="P4"/>
      <text:p text:style-name="P36"><text:span text:style-name="T9">We</text:span> can <text:span text:style-name="T2">also </text:span>compile Python from the <text:a xlink:type="simple" xlink:href="http://www.python.org/download/" office:target-frame-name="_top" xlink:show="replace" text:style-name="Internet_20_link" text:visited-style-name="Visited_20_Internet_20_Link">source code</text:a> and install it. The compilation instructions are provided at the website. </text:p>
      <text:p text:style-name="P11">We are going to use the Python 3.6</text:p>
      <text:h text:style-name="P43" text:outline-level="1"/>
      <text:h text:style-name="P43" text:outline-level="1">Ubuntu 17.10</text:h>
      <text:p text:style-name="P20"><text:span text:style-name="Source_20_Text">Ubuntu 17.10 already comes with Python 3.6 as default. Just run python3 to invoke it </text:span><text:span text:style-name="Source_20_Text"><text:span text:style-name="T16">in shell command.</text:span></text:span></text:p>
      <text:h text:style-name="P40" text:outline-level="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/text:p>
      <text:p text:style-name="P21"><text:span text:style-name="T1">Installing Python</text:span> in any debian based OS</text:p>
      <text:p text:style-name="P19"><text:span text:style-name="T1">I</text:span>nstalling python 2.7 is as easy as:</text:p>
      <text:p text:style-name="P29"><text:span text:style-name="Source_20_Text"><text:span text:style-name="T19">$ sudo apt-get install python2.7</text:span></text:span></text:p>
      <text:p text:style-name="P30"><text:span text:style-name="Source_20_Text"><text:span text:style-name="T19">$ sudo apt-get install python</text:span></text:span><text:span text:style-name="Source_20_Text"><text:span text:style-name="T22">3</text:span></text:span><text:span text:style-name="Source_20_Text"><text:span text:style-name="T19">.</text:span></text:span><text:span text:style-name="Source_20_Text"><text:span text:style-name="T22">6</text:span></text:span></text:p>
      <text:p text:style-name="P4">Verify python installation</text:p>
      <text:p text:style-name="P4"/>
      <text:p text:style-name="P16"><text:span text:style-name="T18">$ </text:span>python --version</text:p>
      <text:p text:style-name="P2"/>
      <text:p text:style-name="P5"><text:span text:style-name="T23">How to install </text:span><text:s/>pip</text:p>
      <text:p text:style-name="P15">pip is a package management system used to install and manage software packages written in Python</text:p>
      <text:p text:style-name="P15">Python 2.7.9 and later (on the python2 series), and Python 3.4 and later include pip (pip3 for Python 3) by default.</text:p>
      <text:p text:style-name="P15">pip is a recursive acronym that can stand for either "Pip Installs Packages" or "Pip Installs Python". Alternatively, pip stands for "<text:span text:style-name="T7">preferred installer program</text:span>". [But <text:span text:style-name="T24">I like to </text:span>call it as Python installing Packages]</text:p>
      <text:p text:style-name="P9"/>
      <text:p text:style-name="P23"><text:span text:style-name="Source_20_Text"><text:span text:style-name="T21">$ </text:span></text:span><text:span text:style-name="Source_20_Text"><text:span text:style-name="T20">sudo apt-get install python-pip</text:span></text:span></text:p>
      <text:p text:style-name="P5"/>
      <text:p text:style-name="P6"><text:span text:style-name="T25">V</text:span>erify pip installation</text:p>
      <text:p text:style-name="P6"/>
      <text:p text:style-name="P24"><text:span text:style-name="Source_20_Text"><text:span text:style-name="T21">$ </text:span></text:span><text:span text:style-name="Source_20_Text"><text:span text:style-name="T20">python -m pip --version</text:span></text:span><text:span text:style-name="Source_20_Text"> </text:span></text:p>
      <text:p text:style-name="P6"/>
      <text:p text:style-name="P24"><text:span text:style-name="Source_20_Text"/></text:p>
      <text:p text:style-name="P25"><text:span text:style-name="Source_20_Text"><text:span text:style-name="T12">To know the path, where to refer and which </text:span></text:span><text:span text:style-name="Source_20_Text"><text:span text:style-name="T13">pip/</text:span></text:span><text:span text:style-name="Source_20_Text"><text:span text:style-name="T12">python to refer</text:span></text:span></text:p>
      <text:p text:style-name="P6"/>
      <text:p text:style-name="P24"><text:span text:style-name="Source_20_Text"><text:span text:style-name="T20">$ type python python2 python3 pip pip2 pip3</text:span></text:span></text:p>
      <text:p text:style-name="Preformatted_20_Text"><text:span text:style-name="Source_20_Text"><text:span text:style-name="T26">python is /usr/bin/python</text:span></text:span></text:p>
      <text:p text:style-name="Preformatted_20_Text"><text:span text:style-name="Source_20_Text"><text:span text:style-name="T26">python2 is hashed (/usr/bin/python2)</text:span></text:span></text:p>
      <text:p text:style-name="Preformatted_20_Text"><text:span text:style-name="Source_20_Text"><text:span text:style-name="T26">python3 is hashed (/usr/bin/python3)</text:span></text:span></text:p>
      <text:p text:style-name="Preformatted_20_Text"><text:span text:style-name="Source_20_Text"><text:span text:style-name="T26">pip is /usr/bin/pip</text:span></text:span></text:p>
      <text:p text:style-name="Preformatted_20_Text"><text:span text:style-name="Source_20_Text"><text:span text:style-name="T26">pip2 is /usr/bin/pip2</text:span></text:span></text:p>
      <text:p text:style-name="Preformatted_20_Text"><text:span text:style-name="Source_20_Text"><text:span text:style-name="T26">pip3 is /usr/bin/pip3</text:span></text:span></text:p>
      <text:p text:style-name="Preformatted_20_Text"/>
      <text:p text:style-name="Preformatted_20_Text"><text:span text:style-name="Source_20_Text"><text:span text:style-name="T19">$ pip --version</text:span></text:span><text:span text:style-name="Source_20_Text"> </text:span></text:p>
      <text:p text:style-name="Preformatted_20_Text"><text:span text:style-name="Source_20_Text">pip 8.1.1 from /usr/lib/python2.7/dist-packages (python 2.7)</text:span></text:p>
      <text:p text:style-name="Preformatted_20_Text"/>
      <text:p text:style-name="Preformatted_20_Text"><text:span text:style-name="Source_20_Text"><text:span text:style-name="T19">$ pip3 --version</text:span></text:span><text:span text:style-name="Source_20_Text"> </text:span></text:p>
      <text:p text:style-name="Preformatted_20_Text"><text:span text:style-name="Source_20_Text">pip 8.1.1 from /usr/lib/python3/dist-packages (python 3.5)</text:span></text:p>
      <text:p text:style-name="Preformatted_20_Text"/>
      <text:p text:style-name="Preformatted_20_Text"><text:span text:style-name="Source_20_Text"><text:span text:style-name="T19">$ python2 -m pip --version</text:span></text:span><text:span text:style-name="Source_20_Text"> </text:span></text:p>
      <text:p text:style-name="Preformatted_20_Text"><text:span text:style-name="Source_20_Text">pip 8.1.1 from /usr/lib/python2.7/dist-packages (python 2.7)</text:span></text:p>
      <text:p text:style-name="Preformatted_20_Text"/>
      <text:p text:style-name="Preformatted_20_Text"><text:span text:style-name="Source_20_Text"><text:span text:style-name="T19">$ python3 -m pip --version</text:span></text:span><text:span text:style-name="Source_20_Text"> </text:span></text:p>
      <text:p text:style-name="P27"><text:span text:style-name="Source_20_Text">pip 8.1.1 from /usr/lib/python3/dist-packages (python 3.5)</text:span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7"><text:span text:style-name="T27">We can </text:span><text:s/>probably have to upgrade pip itself (both pip2 and pip3, separately also, it doesn't matter if <text:span text:style-name="Source_20_Text">pip</text:span> is invoked via the <text:span text:style-name="Source_20_Text">python</text:span> executables or the <text:span text:style-name="Source_20_Text">pip</text:span> executables, the actual upgrades are stored in <text:span text:style-name="Source_20_Text">/usr/lib</text:span>):</text:p>
      <text:p text:style-name="Preformatted_20_Text"><text:span text:style-name="Source_20_Text">$ sudo -H python2 -m pip install --upgrade pip</text:span></text:p>
      <text:p text:style-name="Preformatted_20_Text"><text:span text:style-name="Source_20_Text">...</text:span></text:p>
      <text:p text:style-name="P27"><text:span text:style-name="Source_20_Text">$ sudo -H python3 -m pip install --upgrade pip</text:span></text:p>
      <text:p text:style-name="P28"/>
      <text:p text:style-name="P28"/>
      <text:h text:style-name="P44" text:outline-level="1"><text:span text:style-name="T17">How to install in </text:span>Ubuntu 16.10 and 17.04</text:h>
      <text:p text:style-name="P22">If you are using Ubuntu 16.10 or 17.04, then Python 3.6 is in the universe repository, so you can just run:</text:p>
      <text:p text:style-name="P26"><text:span text:style-name="Source_20_Text">sudo apt-get update</text:span></text:p>
      <text:p text:style-name="P32"><text:span text:style-name="Source_20_Text">sudo apt-get install python3.6</text:span></text:p>
      <text:h text:style-name="P41" text:outline-level="1"><text:span text:style-name="T17">How to install in </text:span>Ubuntu 14.04 and 16.04</text:h>
      <text:p text:style-name="P22">If you are using Ubuntu 14.04 or 16.04, you can use J Fernyhough's PPA at <text:a xlink:type="simple" xlink:href="https://launchpad.net/~jonathonf/+archive/ubuntu/python-3.6" text:style-name="Internet_20_link" text:visited-style-name="Visited_20_Internet_20_Link">https://launchpad.net/~jonathonf/+archive/ubuntu/python-3.6</text:a>:</text:p>
      <text:p text:style-name="P26"><text:span text:style-name="Source_20_Text">sudo add-apt-repository ppa:jonathonf/python-3.6</text:span></text:p>
      <text:p text:style-name="P26"><text:span text:style-name="Source_20_Text">sudo apt-get update</text:span></text:p>
      <text:p text:style-name="P32"><text:span text:style-name="Source_20_Text">sudo apt-get install python3.6</text:span></text:p>
      <text:p text:style-name="P22">Alternatively, you can use Felix Krull's deadsnakes PPA at <text:a xlink:type="simple" xlink:href="https://launchpad.net/~deadsnakes/+archive/ubuntu/ppa" text:style-name="Internet_20_link" text:visited-style-name="Visited_20_Internet_20_Link">https://launchpad.net/~deadsnakes/+archive/ubuntu/ppa</text:a>:</text:p>
      <text:p text:style-name="P26"><text:span text:style-name="Source_20_Text">sudo add-apt-repository ppa:deadsnakes/ppa</text:span></text:p>
      <text:p text:style-name="P26"><text:span text:style-name="Source_20_Text">sudo apt-get update</text:span></text:p>
      <text:p text:style-name="P31"><text:span text:style-name="Source_20_Text">sudo apt-get install python3.6</text:span></text:p>
      <text:p text:style-name="P34"/>
      <text:p text:style-name="P34"/>
      <text:p text:style-name="P34"/>
      <text:p text:style-name="P34"/>
      <text:p text:style-name="P34"/>
      <text:p text:style-name="P35"><text:soft-page-break/>Python - Environment Setup</text:p>
      <text:p text:style-name="P1"><text:span text:style-name="T15">How to s</text:span>et path at Unix/Linux</text:p>
      <text:p text:style-name="P12"/>
      <text:p text:style-name="P14">By default python will be set in environment, if not follow the below instruction.</text:p>
      <text:p text:style-name="P14"><text:s/></text:p>
      <text:p text:style-name="P12">To add the Python directory to the path for a particular session in Unix −</text:p>
      <text:p text:style-name="P12"/>
      <text:p text:style-name="P12"><text:s text:c="4"/>In the csh shell − type <text:span text:style-name="T7">setenv PATH "$PATH:/usr/local/bin/python"</text:span> and press Enter.</text:p>
      <text:p text:style-name="P12"/>
      <text:p text:style-name="P12"><text:s text:c="4"/>In the bash shell (Linux) − type <text:span text:style-name="T7">export </text:span><text:span text:style-name="T8">P</text:span><text:span text:style-name="T7">ATH="$PATH:/usr/local/bin/python"</text:span> and press Enter.</text:p>
      <text:p text:style-name="P12"/>
      <text:p text:style-name="P12"><text:s text:c="4"/>In the sh or ksh shell − type <text:span text:style-name="T7">PATH="$PATH:/usr/local/bin/python"</text:span> and press Enter.</text:p>
      <text:p text:style-name="P12"/>
      <text:p text:style-name="P12"><text:s text:c="4"/><text:span text:style-name="T7">Note − /usr/local/bin/python is the path of the Python directory</text:span></text:p>
      <text:p text:style-name="P12"/>
      <text:h text:style-name="P42" text:outline-level="1"><text:span text:style-name="T10">After installation </text:span><text:span text:style-name="T11">and environment setup </text:span><text:span text:style-name="T10">for Ubuntu 14.04, 16.04, 16.10 and 17.04, </text:span><text:span text:style-name="T11">to invoke the Python 3.6 interpreter, to shell and run </text:span><text:span text:style-name="Source_20_Text"><text:span text:style-name="T10">python3.6</text:span></text:span><text:span text:style-name="T10">.</text:span></text:h>
      <text:p text:style-name="P45"/>
      <text:p text:style-name="P46">Or</text:p>
      <text:p text:style-name="Text_20_body">Open your .bashrc file <text:span text:style-name="Source_20_Text">nano ~/.bashrc</text:span>. Type <text:span text:style-name="Source_20_Text">alias python=python3</text:span> on to a new line at the top of the file then save the file with ctrl+o and close the file with ctrl+x. Then, back at your command line type <text:span text:style-name="Source_20_Text">source ~/.bashrc</text:span>. Now your alias should be permanent. </text:p>
      <text:p text:style-name="P46"/>
      <text:p text:style-name="P7">Setting path at Windows</text:p>
      <text:p text:style-name="P12"/>
      <text:p text:style-name="P12">To add the Python directory to the path for a particular session in Windows −</text:p>
      <text:p text:style-name="P12"/>
      <text:p text:style-name="P12">At the command prompt − type path %path%;C:\Python and press Enter.</text:p>
      <text:p text:style-name="P12"/>
      <text:p text:style-name="P12">Note − C:\Python is the path of the Python directory</text:p>
      <text:p text:style-name="P12"/>
      <text:h text:style-name="P33" text:outline-level="3">Using Python in the Windows command line</text:h>
      <text:p text:style-name="P38">If you want to be able to use Python <text:span text:style-name="T28">permanent </text:span>from the Windows command line, then you need to set the PATH variable appropriately. </text:p>
      <text:p text:style-name="P37">For Windows 2000, XP, 2003 , click on Control Panel -&gt; System -&gt; Advanced -&gt; Environment Variables. Click on the variable named <text:span text:style-name="Strong_20_Emphasis">PATH</text:span> in the 'System Variables' section, then select Edit and add <text:span text:style-name="Strong_20_Emphasis">;C:\Python23</text:span> (without the quotes) to the end of what is already there. Of course, use the appropriate directory name. </text:p>
      <text:p text:style-name="P37"><text:soft-page-break/>For older versions of Windows, add the following line to the file <text:span text:style-name="Source_20_Text">C:\AUTOEXEC.BAT</text:span> : '<text:span text:style-name="Strong_20_Emphasis">PATH=%PATH%;C:\Python23</text:span>' (without the quotes) and restart the system. For Windows NT, use the <text:span text:style-name="Source_20_Text">AUTOEXEC.NT</text:span> file. </text:p>
      <text:p text:style-name="P39"><text:tab/>Open the Command <text:span text:style-name="T14">Prompt</text:span> and type python and press En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8:48:08.804231713</meta:creation-date>
    <meta:generator>LibreOffice/6.0.7.3$Linux_X86_64 LibreOffice_project/00m0$Build-3</meta:generator>
    <dc:date>2020-02-21T18:18:31.147066005</dc:date>
    <meta:editing-duration>PT2H3M7S</meta:editing-duration>
    <meta:editing-cycles>72</meta:editing-cycles>
    <meta:document-statistic meta:table-count="0" meta:image-count="0" meta:object-count="0" meta:page-count="5" meta:paragraph-count="74" meta:word-count="758" meta:character-count="4707" meta:non-whitespace-character-count="3998"/>
  </office:meta>
</office:document-meta>
</file>